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mily-generic="swiss"/>
    <style:font-face style:name="DejaVu Sans" svg:font-family="'DejaVu Sans'" style:font-family-generic="swiss"/>
    <style:font-face style:name="Tahoma" svg:font-family="Tahoma"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line-height="150%" fo:break-before="page"/>
      <style:text-properties style:font-name="Times New Roman" fo:font-weight="bold" style:font-weight-asian="bold" style:font-weight-complex="bold"/>
    </style:style>
    <style:style style:name="P2" style:family="paragraph" style:parent-style-name="Standard">
      <style:paragraph-properties fo:line-height="150%" fo:break-before="page"/>
    </style:style>
    <style:style style:name="P3" style:family="paragraph" style:parent-style-name="Standard">
      <style:text-properties style:font-name="Times New Roman"/>
    </style:style>
    <style:style style:name="P4" style:family="paragraph" style:parent-style-name="Standard">
      <style:paragraph-properties fo:line-height="150%"/>
      <style:text-properties style:font-name="Times New Roman"/>
    </style:style>
    <style:style style:name="P5" style:family="paragraph" style:parent-style-name="Standard">
      <style:text-properties style:font-name="Times New Roman" fo:font-size="10.5pt" style:font-size-asian="10.5pt"/>
    </style:style>
    <style:style style:name="P6" style:family="paragraph" style:parent-style-name="Standard">
      <style:paragraph-properties fo:line-height="150%"/>
    </style:style>
    <style:style style:name="P7" style:family="paragraph" style:parent-style-name="Standard" style:master-page-name="MP0">
      <style:paragraph-properties fo:line-height="150%" fo:text-align="center" style:justify-single-word="false" style:page-number="auto" fo:break-before="page"/>
      <style:text-properties style:font-name="Times New Roman" fo:font-size="14pt" fo:font-weight="bold" style:font-size-asian="14pt" style:font-weight-asian="bold" style:font-size-complex="14pt" style:font-weight-complex="bold"/>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language="en" fo:country="US"/>
    </style:style>
    <style:style style:name="T4" style:family="text">
      <style:text-properties style:font-name="Times New Roman" fo:font-size="10.5pt" style:font-size-asian="10.5pt"/>
    </style:style>
    <style:style style:name="T5" style:family="text">
      <style:text-properties style:font-name="Times New Roman" fo:font-size="10.5pt" fo:font-weight="bold" style:font-size-asian="10.5pt" style:font-weight-asian="bold" style:font-weight-complex="bold"/>
    </style:style>
    <style:style style:name="T6" style:family="text">
      <style:text-properties style:font-name="Times New Roman" fo:font-size="10.5pt" fo:font-weight="normal" style:font-size-asian="10.5pt" style:font-weight-asian="normal" style:font-weight-complex="normal"/>
    </style:style>
    <style:style style:name="T7" style:family="text">
      <style:text-properties style:font-name-complex="Mang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0000" style:font-name="Cantarell" fo:font-size="10.5pt" style:font-size-asian="10.5pt"/>
    </style:style>
    <style:style style:name="T11" style:family="text">
      <style:text-properties style:use-window-font-color="true" style:text-outline="false" style:text-line-through-style="none" style:text-position="0% 100%" style:font-name="Cantarell"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Cantarell"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position="0% 100%" style:font-name="Cantarell" fo:font-size="10.5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position="0% 100%" style:font-name="Cantarell"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Tahoma"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Tahoma" fo:font-size="10pt" fo:language="pt" fo:country="BR" style:language-asian="zh" style:country-asian="CN" style:language-complex="hi" style:country-complex="IN"/>
    </style:style>
    <style:style style:name="T17" style:family="text">
      <style:text-properties style:font-name="Cantarell" fo:font-size="10.5pt" style:font-size-asian="10.5pt"/>
    </style:style>
    <style:style style:name="T18" style:family="text">
      <style:text-properties fo:color="#000000" style:text-outline="false" style:text-line-through-style="none" style:text-position="0% 100%" style:font-name="Tahoma" fo:font-size="8pt" fo:letter-spacing="normal" fo:language="pt" fo:country="BR" fo:font-style="italic" fo:text-shadow="none" style:text-underline-style="none" fo:font-weight="normal" style:text-underline-mode="continuous" style:text-overline-mode="continuous" style:text-line-through-mode="continuous" style:letter-kerning="true"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uadro teórico</text:p>
      <text:p text:style-name="P4"/>
      <text:p text:style-name="P6"><text:span text:style-name="Fonte_20_parág._20_padrão"><text:span text:style-name="T2"><office:annotation><dc:creator>Felipe Prado</dc:creator><dc:date>2015-03-08T10:38:00</dc:date><text:p><text:span text:style-name="T10">OK: adicionado ao arquivo final.</text:span></text:p></office:annotation></text:span></text:span><text:span text:style-name="Fonte_20_parág._20_padrão"><text:span text:style-name="T2">HTML</text:span></text:span></text:p>
      <text:p text:style-name="P4"/>
      <text:p text:style-name="P4"><text:tab/>HyperText Markup Language, é o significado da sigla HTML, que, em português, significa linguagem para marcação de hipertexto. Foi criada por Tim Berners-Lee na década de noventa tornando-se um padrão internacional. De modo geral, o hipertexto é todo o conteúdo de um documento para Web, com a característica de se interligar a outros documentos da Web através de links presentes nos hipertextos (Silva, 2011).</text:p>
      <text:p text:style-name="P4"><text:tab/>Conforme Mozilla Developer Network (2014), a HTML é uma linguagem de marcação que estrutura o conteúdo de um documento da Web. O conteúdo visto ao acessar uma página através do navegador é descrito utilizando a HTML, tornando-se a principal linguagem para conteúdo da Web mantida pelo World Wide Web Consortion (W3C).</text:p>
      <text:p text:style-name="P6"><text:span text:style-name="Fonte_20_parág._20_padrão"><text:span text:style-name="T1"><text:tab/>O W3C é uma comunidade internacional liderada pelo criador da Web Tim Berners-Lee, e formada por organizações, profissionais e público em geral com o objetivo de conduzir a Web ao seu potencial máximo, através do desenvolvimento de padrões e especificações para a Web (W3C</text:span></text:span><office:annotation><dc:creator>Técnico</dc:creator><dc:date>2015-03-09T08:52:00</dc:date><text:p>Acho que é virgula no lugar do ponto, verificar</text:p></office:annotation><text:span text:style-name="Fonte_20_parág._20_padrão"><text:span text:style-name="T1">, </text:span></text:span><office:annotation><dc:creator>Felipe Prado</dc:creator><dc:date>2015-03-09T13:24:09</dc:date><text:p><text:span text:style-name="T15">Responder a Técnico (09/03/2015, 08:52):</text:span></text:p><text:p><text:span text:style-name="T15">Corrigido</text:span></text:p></office:annotation><text:span text:style-name="Fonte_20_parág._20_padrão"><text:span text:style-name="T1">2015).</text:span></text:span></text:p>
      <text:p text:style-name="P4"><text:tab/>Segundo Silva (2011), desde a criação da Web em 1992, a HTML passou pelas versões HTML, HTML+, HTML 2.0, HTML 3.0, HTML 3.2, HTML 4.0, HTML 4.01 e HTML 5. Entre essas versões, o W3C, considera somente as versões HTML 2.0, HTML 3.2, HTML 4.0, HTML 4.01 e HTML 5 oficialmente. As outras versões são anteriores à criação da W3C.</text:p>
      <text:p text:style-name="P6"><text:span text:style-name="Fonte_20_parág._20_padrão"><text:span text:style-name="T1"><text:tab/>Mesmo sendo uma linguagem destinada </text:span></text:span><office:annotation><dc:creator>Técnico</dc:creator><dc:date>2015-03-09T08:54:00</dc:date><text:p>À no lugar de a, pois ele está indicando finalidade</text:p></office:annotation><text:span text:style-name="Fonte_20_parág._20_padrão"><text:span text:style-name="T1">à</text:span></text:span><office:annotation><dc:creator>Felipe Prado</dc:creator><dc:date>2015-03-09T13:23:43</dc:date><text:p><text:span text:style-name="T15">Responder a Técnico (09/03/2015, 08:54):</text:span></text:p><text:p><text:span text:style-name="T15">Corrigido</text:span></text:p></office:annotation><text:span text:style-name="Fonte_20_parág._20_padrão"><text:span text:style-name="T1">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Web, fundamentando dessa maneira os princípios básicos do desenvolvimento seguindo os padrões </text:span></text:span><office:annotation><dc:creator>Técnico</dc:creator><dc:date>2015-03-09T08:56:00</dc:date><text:p>Beleza, mas quais são esses padrões web?</text:p></office:annotation><text:span text:style-name="Fonte_20_parág._20_padrão"><text:span text:style-name="T1">Web</text:span></text:span><text:span text:style-name="Ref._20_de_20_comentário"><text:span text:style-name="T7"><office:annotation><dc:creator>Felipe Prado</dc:creator><dc:date>2015-03-09T13:11:01</dc:date><text:p text:style-name="P8"><text:span text:style-name="T15">Responder a Técnico (09/03/2015, 08:56): </text:span></text:p><text:p text:style-name="P8"><text:span text:style-name="T15">Acho</text:span><text:span text:style-name="T18"> que aqui não dá pra descrever os padrões Web. Mas são padrões de desenvolvimento web. Por exemplo, usar estilos do HTML para formatar uma página está fora dos padrões de desenvolvimento web.</text:span></text:p><text:p><text:span text:style-name="T16"/></text:p><text:p><text:span text:style-name="T16"/></text:p></office:annotation></text:span></text:span><text:span text:style-name="Fonte_20_parág._20_padrão"><text:span text:style-name="T1"> (Silva, 2011).</text:span></text:span></text:p>
      <text:p text:style-name="P2"><text:span text:style-name="Fonte_20_parág._20_padrão"><text:span text:style-name="T2"><office:annotation><dc:creator>Felipe Prado</dc:creator><dc:date>2015-03-08T17:04:00</dc:date><text:p><text:span text:style-name="T17">OK: adicionado ao arquivo final.</text:span></text:p></office:annotation></text:span></text:span><text:span text:style-name="Fonte_20_parág._20_padrão"><text:span text:style-name="T2">JavaScript</text:span></text:span></text:p>
      <text:p text:style-name="P4"/>
      <text:p text:style-name="P4"><text:tab/>JavaScript é uma linguagem de programação criada pela Netscape em parceria com a Sun Microsystems. Sua primeira versão, definida como JavaScript 1.0, foi lançada em 1995 e implementada em março de 1996 no navegador Netscape Navigator 2.0 (Silva, 2010).</text:p>
      <text:p text:style-name="P6"><text:span text:style-name="Fonte_20_parág._20_padrão"><text:span text:style-name="T1"><text:tab/>Segundo Silva (2010</text:span></text:span><office:annotation><dc:creator>Técnico</dc:creator><dc:date>2015-03-09T08:57:00</dc:date><text:p>2 espaços</text:p></office:annotation><text:span text:style-name="Fonte_20_parág._20_padrão"><text:span text:style-name="T1">), o</text:span></text:span><office:annotation><dc:creator>Felipe Prado</dc:creator><dc:date>2015-03-09T13:23:07</dc:date><text:p><text:span text:style-name="T15">Responder a Técnico (09/03/2015, 08:57):</text:span></text:p><text:p><text:span text:style-name="T15">Corrigido</text:span></text:p></office:annotation><text:span text:style-name="Fonte_20_parág._20_padrão"><text:span text:style-name="T1"> JavaScript tem como finalidade fornecer funcionalidades para adicionar interatividades avançadas a uma página Web. É desenvolvido para ser executada no lado do cliente, ou seja, é interpretada pelo navegador do usuário. Os navegadores possuem funcionalidades integradas para realizar a interpretação e o funcionamento da linguagem JavaScript.</text:span></text:span></text:p>
      <text:p text:style-name="P4"><text:tab/>Conforme Mozilla Developer Network (2015), JavaScript é baseado na linguagem de programação ECMAScript que é padronizado pela Ecma International na especificação ECMA-262 e ECMA-402.</text:p>
      <text:p text:style-name="P6"><text:span text:style-name="Fonte_20_parág._20_padrão"><text:span text:style-name="T1"><text:tab/>JavaScript é uma linguagem interpretada, baseada em objetos com funções de primeira classe e com a característica de ser uma linguagem leve para a execução. Funções de primeira classe em linguagem de programação, significa que funções podem ser passadas como argumentos para outras funções, retornadas de outras funções, atribuídas a variáveis ou armazenadas em estrutura de dados. </text:span></text:span><office:annotation><dc:creator>Técnico</dc:creator><dc:date>2015-03-09T08:58:00</dc:date><text:p>O que é executado no navegador?</text:p><text:p>O JavaScript ou a função de 1 classe?</text:p><text:p>Ficou meio “estranho”</text:p></office:annotation><text:span text:style-name="Fonte_20_parág._20_padrão"><text:span text:style-name="T1">Além de ser executada nos navegadores</text:span></text:span><office:annotation><dc:creator>Felipe Prado</dc:creator><dc:date>2015-03-09T13:22:35</dc:date><text:p><text:span text:style-name="T15">Responder a Técnico (09/03/2015, 08:58):</text:span></text:p><text:p><text:span text:style-name="T15">Corrigido</text:span></text:p></office:annotation><text:span text:style-name="Fonte_20_parág._20_padrão"><text:span text:style-name="T1">, </text:span></text:span><text:span text:style-name="Fonte_20_parág._20_padrão"><text:span text:style-name="T1">o JavaScript </text:span></text:span><text:span text:style-name="Fonte_20_parág._20_padrão"><text:span text:style-name="T1">é utilizada em outros ambientes, como por exemplo, node.js ou Apache CouchDB (Mozilla Developer Network, 2015).</text:span></text:span></text:p>
      <text:p text:style-name="P4"><text:tab/>O JavaScript é baseado na linguagem de programação ECMAScript que é padronizado pela Ecma International na especificação ECMA-262 e ECMA-402 (Mozilla Developer Network, 2014).</text:p>
      <text:p text:style-name="P4"><text:tab/>De acordo com Caelum (2015), JavaScript é responsável por aplicar qualquer tipo de funcionalidade dinâmica em páginas Web. É uma linguagem poderosa, que possibilita ótimos resultados. Podemos citar o Gmail, Google Maps e Google Docs como exemplos de aplicações Web desenvolvidas utilizando JavaScript.</text:p>
      <text:p text:style-name="P2"><text:span text:style-name="Fonte_20_parág._20_padrão"><text:span text:style-name="T2"><office:annotation><dc:creator>Felipe Prado</dc:creator><dc:date>2015-03-08T19:20:00</dc:date><text:p><text:span text:style-name="T10">OK: adicionado ao arquivo final.</text:span></text:p></office:annotation></text:span></text:span><text:span text:style-name="Fonte_20_parág._20_padrão"><text:span text:style-name="T2">CSS</text:span></text:span></text:p>
      <text:p text:style-name="P4"/>
      <text:p text:style-name="P4"><text:tab/>Cascading Style Sheet, que traduzido para o português significa folhas de estilo em cascata com a abreviação CSS, tem a finalidade de definir estilos de apresentação para um documento HTML (Silva, 2012).</text:p>
      <text:p text:style-name="P6"><text:span text:style-name="Fonte_20_parág._20_padrão"><text:span text:style-name="T1"><text:tab/></text:span></text:span><text:span text:style-name="Fonte_20_parág._20_padrão"><text:span text:style-name="T3">De acordo com W3C (2015), “Cascading Style Sheets (CSS) is a simple mechanism for adding style (e.g., fonts, colors, spacing) to Web documents”.</text:span></text:span></text:p>
      <text:p text:style-name="P6"><text:span text:style-name="Fonte_20_parág._20_padrão"><text:span text:style-name="T3"><text:tab/></text:span></text:span><text:span text:style-name="Fonte_20_parág._20_padrão"><text:span text:style-name="T1">Tim Berners-Lee considerava que os navegadores eram responsáveis pela estilização de uma página Web, até que em setembro de 1994, surge como proposta a implementação do CSS. Em dezembro de 1996, foi lançada oficialmente pela W3C as CSS1. O W3C utiliza o termo nível </text:span></text:span><text:span text:style-name="Fonte_20_parág._20_padrão"><text:span text:style-name="T1">em vez de</text:span></text:span><text:span text:style-name="Fonte_20_parág._20_padrão"><text:span text:style-name="T1"> versão, tendo dessa maneira CSS nível 1, CSS nível 2, CSS nível 2.1 e atualmente CSS nível 3, conhecida também como CSS3 (Silva, 2012).</text:span></text:span></text:p>
      <text:p text:style-name="P4"><text:tab/>De acordo com Mozilla Developer Network (2015), a CSS descreve a apresentação de documentos HTML, XML ou XHTML. É padronizada pelas especificações da W3C e já contém seus primeiros rascunhos do nível CSS4.</text:p>
      <text:p text:style-name="P6"><text:span text:style-name="Fonte_20_parág._20_padrão"><text:span text:style-name="T1"><text:tab/>Enquanto o HTML é uma linguagem destinada para estruturar e marcar o conteúdo de documentos na Web, o CSS fica responsável por definir cores, nome e tamanho das fontes, espaçamentos e outros atributos relacionados a apresentação visual da </text:span></text:span><office:annotation><dc:creator>Técnico</dc:creator><dc:date>2015-03-09T09:23:00</dc:date><text:p>Não tem espaço antes do ponto final</text:p></office:annotation><text:span text:style-name="Fonte_20_parág._20_padrão"><text:span text:style-name="T1">página. </text:span></text:span><office:annotation><dc:creator>Felipe Prado</dc:creator><dc:date>2015-03-09T13:22:09</dc:date><text:p text:style-name="P8"><text:span text:style-name="T15">Responder a Técnico (09/03/2015, 09:23): </text:span></text:p><text:p><text:span text:style-name="T16">Corrigido</text:span></text:p></office:annotation><text:span text:style-name="Fonte_20_parág._20_padrão"><text:span text:style-name="T1">Essa separação da marcação e estrutura de um documento do seu estilo de apresentação</text:span></text:span><office:annotation><dc:creator>Técnico</dc:creator><dc:date>2015-03-09T09:23:00</dc:date><text:p>1 letra depois do ponto e maiúscula</text:p></office:annotation><text:span text:style-name="Fonte_20_parág._20_padrão"><text:span text:style-name="T1"> torna</text:span></text:span><office:annotation><dc:creator>Felipe Prado</dc:creator><dc:date>2015-03-09T13:22:22</dc:date><text:p text:style-name="P8"><text:span text:style-name="T15">Responder a Técnico (09/03/2015, 09:23): </text:span></text:p><text:p><text:span text:style-name="T16">Corrigido</text:span></text:p></office:annotation><text:span text:style-name="Fonte_20_parág._20_padrão"><text:span text:style-name="T1"> o uso do CSS uma grande vantagem no desenvolvimento de documento para Web (Maujor, 2015).</text:span></text:span></text:p>
      <text:p text:style-name="P1"><office:annotation><dc:creator>Felipe Prado</dc:creator><dc:date>2015-03-11T00:23:27</dc:date><text:p text:style-name="P9"><text:span text:style-name="T12">Ok: </text:span><text:span text:style-name="T13">adicionado ao arquivo final.</text:span></text:p></office:annotation>Spring Framework</text:p>
      <text:p text:style-name="P4"/>
      <text:p text:style-name="P4"><text:tab/>Spring Framework é um <text:span text:style-name="T8">framework</text:span> que disponibiliza um modelo de programação e configuração para o desenvolvimento de aplicações corporativas para a plataforma Java, com o objetivo de estruturar a aplicação de maneira que o desenvolvedor tenha foco na lógica de negócios em nível de aplicativo, enquanto o <text:span text:style-name="T8">framework</text:span> gerencia implementações específicas (PIVOTAL SOFTWARE, 2015).</text:p>
      <text:p text:style-name="P4"><text:tab/>De acordo com DevMedia (2015), o Spring é um <text:span text:style-name="T8">framework open source </text:span><text:span text:style-name="T9">e</text:span> foi criado por Rod Johnson no ano de 2002, com o objetivo de simplificar o desenvolvimento utilizando a plataforma Java, possibilitando a criação de software que só poderiam ser criados através de EJB's<text:note text:id="ftn1" text:note-class="footnote"><text:note-citation>1</text:note-citation><text:note-body><text:p text:style-name="Footnote">EJB - <text:span text:style-name="T8">Enterprise JavaBeans </text:span></text:p></text:note-body></text:note>.</text:p>
      <text:p text:style-name="P4"><text:tab/>Das funcionalidades do Spring Framework, podemos destacar como principais a injeção de dependências, programação orientada a aspectos, aplicação <text:span text:style-name="T8">web</text:span> Spring MVC e <text:span text:style-name="T8">framework</text:span> de serviços <text:span text:style-name="T8">web </text:span>RESTfull e suporte para JDBC, JBA e JMS (PIVOTAL SOFTWARE, 2015).</text:p>
      <text:p text:style-name="P4"><text:tab/>O Spring <text:span text:style-name="T9">Framework é integrado com a plataforma OSGi através do Spring Dynamic Modules que gerencia o ciclo de vida, controla e permite exportar e importar serviços OSGi de forma transparente (PIVOTAL SOFTWARE, 2015).</text:span></text:p>
      <text:p text:style-name="P1">Referências quadro teórico:</text:p>
      <text:p text:style-name="P4"/>
      <text:p text:style-name="Standard"><text:span text:style-name="Fonte_20_parág._20_padrão"><text:span text:style-name="T1"><office:annotation><dc:creator>Felipe Prado</dc:creator><dc:date>2015-03-09T01:03:00</dc:date><text:p><text:span text:style-name="T10">OK: adicionado ao arquivo final.</text:span></text:p></office:annotation></text:span></text:span><text:span text:style-name="Fonte_20_parág._20_padrão"><text:span text:style-name="T1">Caelum. </text:span></text:span><text:span text:style-name="Fonte_20_parág._20_padrão"><text:span text:style-name="T2">Apostila Desenvolvimento Web com HTML, CSS e JavaScript</text:span></text:span><text:span text:style-name="Fonte_20_parág._20_padrão"><text:span text:style-name="T1">. 2015. Disponível em: </text:span></text:span><text:a xlink:type="simple" xlink:href="https://www.caelum.com.br/apostila-html-css-javascript/javascript-e-interatividade-na-web/" office:target-frame-name="_top" xlink:show="replace"><text:span text:style-name="Fonte_20_parág._20_padrão"><text:span text:style-name="T1">https://www.caelum.com.br/apostila-html-css-javascript/javascript-e-interatividade-na-web/</text:span></text:span></text:a><text:span text:style-name="Fonte_20_parág._20_padrão"><text:span text:style-name="T1">. Acesso em 08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Javascript Brasil. </text:span></text:span><text:span text:style-name="Fonte_20_parág._20_padrão"><text:span text:style-name="T2">Funções de primeira classe</text:span></text:span><text:span text:style-name="Fonte_20_parág._20_padrão"><text:span text:style-name="T1">. 2012. Disponível em: </text:span></text:span><text:a xlink:type="simple" xlink:href="http://javascriptbrasil.com/2012/09/05/funcoes-de-primeira-classe/" office:target-frame-name="_top" xlink:show="replace"><text:span text:style-name="Fonte_20_parág._20_padrão"><text:span text:style-name="T1">http://javascriptbrasil.com/2012/09/05/funcoes-de-primeira-classe/</text:span></text:span></text:a><text:span text:style-name="Fonte_20_parág._20_padrão"><text:span text:style-name="T1">. Acesso em 08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Maujor. </text:span></text:span><text:span text:style-name="Fonte_20_parág._20_padrão"><text:span text:style-name="T2">Site sobre CSS e Padrões Web: </text:span></text:span><text:span text:style-name="Fonte_20_parág._20_padrão"><text:span text:style-name="T1">Por que CSS?.</text:span></text:span><text:span text:style-name="Fonte_20_parág._20_padrão"><text:span text:style-name="T2"> </text:span></text:span><text:span text:style-name="Fonte_20_parág._20_padrão"><text:span text:style-name="T1">2015. Disponível em: </text:span></text:span><text:a xlink:type="simple" xlink:href="http://www.maujor.com/index.php" office:target-frame-name="_top" xlink:show="replace"><text:span text:style-name="Fonte_20_parág._20_padrão"><text:span text:style-name="T1">http://www.maujor.com/index.php</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7:00</dc:date><text:p><text:span text:style-name="T10">OK: adicionado ao arquivo final.</text:span></text:p></office:annotation></text:span></text:span><text:span text:style-name="Fonte_20_parág._20_padrão"><text:span text:style-name="T4">Mozilla Developer Network. </text:span></text:span><text:span text:style-name="Fonte_20_parág._20_padrão"><text:span text:style-name="T5">HTML</text:span></text:span><text:span text:style-name="Fonte_20_parág._20_padrão"><text:span text:style-name="T4">. 2014. Disponível em: </text:span></text:span><text:a xlink:type="simple" xlink:href="https://developer.mozilla.org/pt-BR/docs/Web/HTML" office:target-frame-name="_top" xlink:show="replace"><text:span text:style-name="Fonte_20_parág._20_padrão"><text:span text:style-name="T4">https://developer.mozilla.org/pt-BR/docs/Web/HTML</text:span></text:span></text:a><text:span text:style-name="Fonte_20_parág._20_padrão"><text:span text:style-name="T4">. Acesso em 07 de março, 2015.</text:span></text:span></text:p>
      <text:p text:style-name="P3"/>
      <text:p text:style-name="Standard"><text:span text:style-name="Fonte_20_parág._20_padrão"><text:span text:style-name="T1"><office:annotation><dc:creator>Felipe Prado</dc:creator><dc:date>2015-03-09T01:07:00</dc:date><text:p><text:span text:style-name="T10">OK: adicionado ao arquivo final.</text:span></text:p></office:annotation></text:span></text:span><text:span text:style-name="Fonte_20_parág._20_padrão"><text:span text:style-name="T1">Mozilla Developer Network. </text:span></text:span><text:span text:style-name="Fonte_20_parág._20_padrão"><text:span text:style-name="T2">JavaScript language resources</text:span></text:span><text:span text:style-name="Fonte_20_parág._20_padrão"><text:span text:style-name="T1">. 2014. Disponível em: </text:span></text:span><text:a xlink:type="simple" xlink:href="https://developer.mozilla.org/en-US/docs/Web/JavaScript/Language_Resources" office:target-frame-name="_top" xlink:show="replace"><text:span text:style-name="Fonte_20_parág._20_padrão"><text:span text:style-name="T1">https://developer.mozilla.org/en-US/docs/Web/JavaScript/Language_Resources</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7:00</dc:date><text:p><text:span text:style-name="T10">OK: adicionado ao arquivo final.</text:span></text:p></office:annotation></text:span></text:span><text:span text:style-name="Fonte_20_parág._20_padrão"><text:span text:style-name="T4">Mozilla Developer Network. </text:span></text:span><text:span text:style-name="Fonte_20_parág._20_padrão"><text:span text:style-name="T5">CSS</text:span></text:span><text:span text:style-name="Fonte_20_parág._20_padrão"><text:span text:style-name="T4">. 2015. Disponível em: </text:span></text:span><text:a xlink:type="simple" xlink:href="https://developer.mozilla.org/pt-BR/docs/Web/CSS" office:target-frame-name="_top" xlink:show="replace"><text:span text:style-name="Fonte_20_parág._20_padrão"><text:span text:style-name="T4">https://developer.mozilla.org/pt-BR/docs/Web/CSS</text:span></text:span></text:a><text:span text:style-name="Fonte_20_parág._20_padrão"><text:span text:style-name="T4">. Acesso em 08 de março, 2015.</text:span></text:span></text:p>
      <text:p text:style-name="P3"/>
      <text:p text:style-name="Standard"><text:span text:style-name="Fonte_20_parág._20_padrão"><text:span text:style-name="T1"><office:annotation><dc:creator>Felipe Prado</dc:creator><dc:date>2015-03-09T01:08:00</dc:date><text:p><text:span text:style-name="T10">OK: adicionado ao arquivo final.</text:span></text:p></office:annotation></text:span></text:span><text:span text:style-name="Fonte_20_parág._20_padrão"><text:span text:style-name="T1">Mozilla Developer Network. </text:span></text:span><text:span text:style-name="Fonte_20_parág._20_padrão"><text:span text:style-name="T2">JavaScript</text:span></text:span><text:span text:style-name="Fonte_20_parág._20_padrão"><text:span text:style-name="T1">. 2015. Disponível em: </text:span></text:span><text:a xlink:type="simple" xlink:href="https://developer.mozilla.org/pt-BR/docs/Web/JavaScript" office:target-frame-name="_top" xlink:show="replace"><text:span text:style-name="Fonte_20_parág._20_padrão"><text:span text:style-name="T1">https://developer.mozilla.org/pt-BR/docs/Web/JavaScript</text:span></text:span></text:a><text:span text:style-name="Fonte_20_parág._20_padrão"><text:span text:style-name="T1">. Acesso em 08 de março, 2015.</text:span></text:span></text:p>
      <text:p text:style-name="P3"/>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JavaScript: </text:span></text:span><text:span text:style-name="Fonte_20_parág._20_padrão"><text:span text:style-name="T4">Guia do Programador. São Paulo: Novatec Editora, 2010.</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HTML5: </text:span></text:span><text:span text:style-name="Fonte_20_parág._20_padrão"><text:span text:style-name="T4">A linguagem de marcação que revolucionou a web. São Paulo: Novatec Editora, 2011.</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SILVA, Maurício Samy. </text:span></text:span><text:span text:style-name="Fonte_20_parág._20_padrão"><text:span text:style-name="T5">CSS3: </text:span></text:span><text:span text:style-name="Fonte_20_parág._20_padrão"><text:span text:style-name="T4">Desenvolva aplicações web profissionais com uso dos poderosos recursos de estilização das CSS3. São Paulo: Novatec Editora, 2012.</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W3C. </text:span></text:span><text:span text:style-name="Fonte_20_parág._20_padrão"><text:span text:style-name="T5">About W3C</text:span></text:span><text:span text:style-name="Fonte_20_parág._20_padrão"><text:span text:style-name="T4">. 2015. Disponível em </text:span></text:span><text:a xlink:type="simple" xlink:href="http://www.w3.org/Consortium/" office:target-frame-name="_top" xlink:show="replace"><text:span text:style-name="Fonte_20_parág._20_padrão"><text:span text:style-name="T4">http://www.w3.org/Consortium/</text:span></text:span></text:a><text:span text:style-name="Fonte_20_parág._20_padrão"><text:span text:style-name="T4">. Acesso em 07 de março, 2015.</text:span></text:span></text:p>
      <text:p text:style-name="P5"/>
      <text:p text:style-name="Standard"><text:span text:style-name="Fonte_20_parág._20_padrão"><text:span text:style-name="T4"><office:annotation><dc:creator>Felipe Prado</dc:creator><dc:date>2015-03-09T01:08:00</dc:date><text:p><text:span text:style-name="T10">OK: adicionado ao arquivo final.</text:span></text:p></office:annotation></text:span></text:span><text:span text:style-name="Fonte_20_parág._20_padrão"><text:span text:style-name="T4">W3C. </text:span></text:span><text:span text:style-name="Fonte_20_parág._20_padrão"><text:span text:style-name="T5">What is CSS?</text:span></text:span><text:span text:style-name="Fonte_20_parág._20_padrão"><text:span text:style-name="T4">. 2015. Disponível em </text:span></text:span><text:a xlink:type="simple" xlink:href="http://www.w3.org/Style/CSS/" office:target-frame-name="_top" xlink:show="replace"><text:span text:style-name="Fonte_20_parág._20_padrão"><text:span text:style-name="T4">http://www.w3.org/Style/CSS/</text:span></text:span></text:a><text:span text:style-name="Fonte_20_parág._20_padrão"><text:span text:style-name="T4">. Acesso em 08 de março, 2015.</text:span></text:span></text:p>
      <text:p text:style-name="Standard"><text:span text:style-name="Fonte_20_parág._20_padrão"><text:span text:style-name="T4"/></text:span></text:p>
      <text:p text:style-name="Standard"><text:span text:style-name="Fonte_20_parág._20_padrão"><text:span text:style-name="T4"/></text:span></text:p>
      <text:p text:style-name="Standard"><text:span text:style-name="Fonte_20_parág._20_padrão"><text:span text:style-name="T6"><office:annotation><dc:creator>Felipe Prado</dc:creator><dc:date>2015-03-10T21:55:20</dc:date><text:p text:style-name="P8"><text:span text:style-name="T11">OK: adicionado ao arquivo</text:span></text:p></office:annotation></text:span></text:span><text:span text:style-name="Fonte_20_parág._20_padrão"><text:span text:style-name="T6">Pivotal Software. </text:span></text:span><text:span text:style-name="Fonte_20_parág._20_padrão"><text:span text:style-name="T5">Preface</text:span></text:span><text:span text:style-name="Fonte_20_parág._20_padrão"><text:span text:style-name="T6">. 2015. Disponível em </text:span></text:span><text:a xlink:type="simple" xlink:href="http://docs.spring.io/osgi/docs/current/reference/html/preface.html"><text:span text:style-name="Fonte_20_parág._20_padrão"><text:span text:style-name="T6">http://docs.spring.io/osgi/docs/current/reference/html/preface.html</text:span></text:span></text:a><text:span text:style-name="Fonte_20_parág._20_padrão"><text:span text:style-name="T6">. Acesso em 10 de março, 2015.</text:span></text:span></text:p>
      <text:p text:style-name="Standard"><text:span text:style-name="Fonte_20_parág._20_padrão"><text:span text:style-name="T4"/></text:span></text:p>
      <text:p text:style-name="Standard"><text:span text:style-name="Fonte_20_parág._20_padrão"><text:span text:style-name="T4"><office:annotation><dc:creator>Felipe Prado</dc:creator><dc:date>2015-03-10T21:55:20</dc:date><text:p text:style-name="P8"><text:span text:style-name="T14">OK: adicionado ao arquivo</text:span></text:p></office:annotation></text:span></text:span><text:span text:style-name="Fonte_20_parág._20_padrão"><text:span text:style-name="T4">Pivotal Software. </text:span></text:span><text:span text:style-name="Fonte_20_parág._20_padrão"><text:span text:style-name="T5">Spring Framework</text:span></text:span><text:span text:style-name="Fonte_20_parág._20_padrão"><text:span text:style-name="T6">. 2015. Disponível em </text:span></text:span><text:a xlink:type="simple" xlink:href="http://projects.spring.io/spring-framework/"><text:span text:style-name="Fonte_20_parág._20_padrão"><text:span text:style-name="T6">http://projects.spring.io/spring-framework/</text:span></text:span></text:a><text:span text:style-name="Fonte_20_parág._20_padrão"><text:span text:style-name="T6">. Acesso em 10 de março, 2015.</text:span></text:span></text:p>
      <text:p text:style-name="Standard"><text:span text:style-name="Fonte_20_parág._20_padrão"><text:span text:style-name="T6"/></text:span></text:p>
      <text:p text:style-name="Standard"><text:span text:style-name="Fonte_20_parág._20_padrão"><text:span text:style-name="T6"><office:annotation><dc:creator>Felipe Prado</dc:creator><dc:date>2015-03-10T21:56:50</dc:date><text:p text:style-name="P8"><text:span text:style-name="T14">OK: adicionado ao arquivo</text:span></text:p></office:annotation></text:span></text:span><text:span text:style-name="Fonte_20_parág._20_padrão"><text:span text:style-name="T6">DevMedia. </text:span></text:span><text:span text:style-name="Fonte_20_parág._20_padrão"><text:span text:style-name="T5">Introdução ao Spring Framework</text:span></text:span><text:span text:style-name="Fonte_20_parág._20_padrão"><text:span text:style-name="T6">. 2015. Disponível em </text:span></text:span><text:a xlink:type="simple" xlink:href="http://www.devmedia.com.br/introducao-ao-spring-framework/26212"><text:span text:style-name="Fonte_20_parág._20_padrão"><text:span text:style-name="T6">http://www.devmedia.com.br/introducao-ao-spring-framework/26212</text:span></text:span></text:a><text:span text:style-name="Fonte_20_parág._20_padrão"><text:span text:style-name="T6">. Acesso em 10 de março, 2015.</text:span></text:span></text:p>
      <text:p text:style-name="Standard"><text:span text:style-name="Fonte_20_parág._20_padrão"><text:span text:style-name="T6"/></text:span></text:p>
      <text:p text:style-name="Standard"><text:span text:style-name="Fonte_20_parág._20_padrão"><text:span text:style-name="T6"/></text:span></text:p>
      <text:p text:style-name="Standard"><text:span text:style-name="Fonte_20_parág._20_padrão"><text:span text:style-name="T6"/></text:span></text:p>
      <text:p text:style-name="Standard"><text:span text:style-name="Fonte_20_parág._20_padrão"><text:span text:style-name="T6"><text: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ntarell" svg:font-family="Cantarell" style:font-family-generic="swiss"/>
    <style:font-face style:name="DejaVu Sans" svg:font-family="'DejaVu Sans'" style:font-family-generic="swiss"/>
    <style:font-face style:name="Tahoma" svg:font-family="Tahoma" style:font-family-generic="swiss"/>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size-complex="9pt" fo:hyphenate="false"/>
    </style:style>
    <style:style style:name="Texto_20_de_20_balão" style:display-name="Texto de balão" style:family="paragraph" style:parent-style-name="Normal">
      <style:paragraph-properties fo:hyphenation-ladder-count="no-limit"/>
      <style:text-properties style:font-name="Segoe UI" fo:font-size="9pt" style:font-size-asian="9pt" style:font-name-complex="Mangal" style:font-size-complex="8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Texto_20_de_20_comentário_20_Char" style:display-name="Texto de comentário Char" style:family="text" style:parent-style-name="Fonte_20_parág._20_padrão">
      <style:text-properties fo:font-size="10pt" style:font-size-asian="10pt" style:font-name-complex="Mangal"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Segoe UI" fo:font-size="9pt" style:font-size-asian="9pt" style:font-name-complex="Mangal" style:font-size-complex="8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size-complex="9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Felipe Prado</meta:initial-creator>
    <meta:creation-date>2015-03-09T13:38:00Z</meta:creation-date>
    <dc:date>2015-03-11T00:57:24</dc:date>
    <meta:editing-cycles>26</meta:editing-cycles>
    <meta:editing-duration>PT3H48M51S</meta:editing-duration>
    <dc:creator>Felipe Prado</dc:creator>
    <meta:document-statistic meta:table-count="0" meta:image-count="0" meta:object-count="0" meta:page-count="5" meta:paragraph-count="43" meta:word-count="1233" meta:character-count="8366" meta:non-whitespace-character-count="7191"/>
    <meta:template xlink:type="simple" xlink:actuate="onRequest" xlink:title="" xlink:href="Normal"/>
  </office:meta>
</office:document-meta>
</file>